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top="0in" fo:margin-bottom="0in" style:contextual-spacing="false" fo:line-height="150%" fo:text-align="justify" style:justify-single-word="false" fo:text-indent="1.25in" style:auto-text-indent="false"/>
      <style:text-properties fo:font-size="14pt" officeooo:paragraph-rsid="002184f6" style:font-size-asian="14pt" style:font-size-complex="14pt"/>
    </style:style>
    <style:style style:name="P2" style:family="paragraph" style:parent-style-name="Text_20_body">
      <style:paragraph-properties fo:margin-left="0in" fo:margin-top="0in" fo:margin-bottom="0in" style:contextual-spacing="false" fo:line-height="150%" fo:text-align="justify" style:justify-single-word="false" fo:text-indent="1.25in" style:auto-text-indent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пецификация Калининградская область</text:p>
      <text:p text:style-name="P2"/>
      <text:p text:style-name="P2"/>
      <text:p text:style-name="P2">Калининградская область — уникальный регион России, расположенный на побережье Балтийского моря и полностью отделённый от основной территории страны. Географически она является анклавом, граничащим с Польшей и Литвой, что придаёт региону стратегическое и экономическое значение. Площадь области составляет около 15,1 тыс. кв. км, при этом население сосредоточено преимущественно в областном центре — Калининграде, который является крупнейшим городом региона и его культурным и экономическим центром. Географическое положение региона обеспечивает важное транспортное сообщение через морские порты, автомобильные и железнодорожные пути, а также определяет особый статус в сфере безопасности и внешнеполитических отношений.</text:p>
      <text:p text:style-name="P2">История Калининградской области многослойна и оставила глубокий след в архитектуре и культурной идентичности региона. До 1945 года территория входила в состав Восточной Пруссии, а главный город — Кёнигсберг — был основан в XIII веке крестоносцами Тевтонского ордена. Город стал значимым центром науки, философии и образования: здесь жил философ Иммануил Кант, работали университеты и научные институты. После Второй мировой войны территория перешла к Советскому Союзу и была переименована в Калининградскую область. Это привело к смешению немецкого, советского и российского культурных слоёв, что формирует уникальный облик архитектуры: готические кирхи, прусские форты, старинные мостовые, а также кварталы советской застройки. Среди менее известных исторических символов — старинные ворота Калининграда (Фридландские и Королевские ворота) и развалины прусских замков, которые становятся туристическими и культурными объектами.</text:p>
      <text:p text:style-name="P2">Экономика области характеризуется разнообразием и специфическими условиями функционирования. В регионе действует особая <text:soft-page-break/>экономическая зона, что привлекает инвестиции и стимулирует экспортно-импортные операции. Основные отрасли — переработка сырья, судостроение, логистика, рыбная промышленность и туризм. Калининградская область является мировым центром добычи и переработки янтаря: около 90% мировых запасов «солнечного камня» сосредоточено здесь, а Янтарный комбинат остаётся крупнейшим предприятием такого рода в мире. Другие промышленные объекты включают предприятия по производству стройматериалов, светотехники и пищевой продукции. Порты Балтийск и Калининград играют ключевую роль в торговле и оборонной инфраструктуре, а рыболовство остаётся одной из традиционных отраслей региона. Туристическая сфера развивается благодаря природным и историческим объектам, включая Куршскую косу, курортные города и памятники культуры.</text:p>
      <text:p text:style-name="P2">Природные особенности региона разнообразны и формируют его уникальный ландшафт. Мягкий морской климат с умеренно тёплым летом и короткой зимой благоприятен для сельского хозяйства и курортной сферы. Особое место занимает Куршская коса — узкий песчаный полуостров, внесённый в список Всемирного наследия ЮНЕСКО, с дюнами, сосновыми лесами, миграционными путями птиц и уникальной флорой и фауной. Балтийское побережье формирует курортные зоны — Светлогорск, Зеленоградск, Янтарный — популярные среди туристов и жителей России и Европы. Леса и водные ресурсы области создают экологическое богатство, а минеральные ресурсы включают не только янтарь, но и торф, глину и строительные материалы.</text:p>
      <text:p text:style-name="P1">Культурная идентичность Калининграда формируется на пересечении официальных символов и локальных образов. Главный природный символ — янтарь, отражающий экономику и уникальность региона. Среди культурных символов выделяется Кёнигсбергский кот — городской символ, ставший популярным и среди жителей, и среди туристов. Кот отражает атмосферу уюта, связанного с историей города, и является неофициальным талисманом. Другие символы: Фридландские ворота, герб области с кораблём, <text:soft-page-break/>памятники философу Канту, музеи янтаря и прусской истории. В области развита органная и хоровая музыка, проводятся концерты в Кафедральном соборе, поддерживается театральная и музейная деятельность, проводятся фестивали янтаря и исторических реконструкций.</text:p>
      <text:p text:style-name="P1">Уникальность Калининградской области проявляется в сочетании географической изоляции, стратегического значения, экономических особенностей, природных объектов и культурной многослойности. Это единственный анклав России, полностью отделённый от основной территории, с богатым наследием Восточной Пруссии, мощной промышленной базой, мировыми запасами янтаря и живой культурной идентичностью. Символы, такие как янтарь, Кёнигсбергский кот, исторические памятники и курортные зоны, отражают совмещение официального и народного, исторического и современного. Именно это сочетание делает Калининградскую область уникальным регионом России, сочетающим стратегическую важность, экономическую активность и культурное богатство.</text:p>
      <text:p text:style-name="P2">Этот текст при обычном формате доклада занимает 2–3 страницы, при желании можно добавить небольшие иллюстрации или дополнительные сведения о малоизвестных памятниках, фестивалях и символах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6:31:13.495733825</meta:creation-date>
    <meta:generator>LibreOffice/24.2.7.2$Linux_X86_64 LibreOffice_project/420$Build-2</meta:generator>
    <meta:print-date>2025-09-23T10:29:10.426659539</meta:print-date>
    <meta:printed-by>PDF files</meta:printed-by>
    <dc:date>2025-09-23T10:30:51.039098339</dc:date>
    <meta:editing-duration>PT1M40S</meta:editing-duration>
    <meta:editing-cycles>1</meta:editing-cycles>
    <meta:document-statistic meta:table-count="0" meta:image-count="0" meta:object-count="0" meta:page-count="3" meta:paragraph-count="8" meta:word-count="590" meta:character-count="4937" meta:non-whitespace-character-count="4345"/>
  </office:meta>
</office:document-meta>
</file>